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Pictures/100000000000017700000071E36441DA44FAE149.jpg" manifest:media-type="image/jpeg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P2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officeooo:paragraph-rsid="001a759f"/>
    </style:style>
    <style:style style:name="P3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officeooo:paragraph-rsid="001fbb3a"/>
    </style:style>
    <style:style style:name="P4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style:font-name="Liberation Serif" officeooo:rsid="00116650" officeooo:paragraph-rsid="00116650"/>
    </style:style>
    <style:style style:name="P5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officeooo:rsid="00116650" officeooo:paragraph-rsid="00141ba7"/>
    </style:style>
    <style:style style:name="P6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weight="normal" officeooo:rsid="0015deeb" officeooo:paragraph-rsid="00230783" style:font-weight-asian="normal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officeooo:rsid="0017929f" officeooo:paragraph-rsid="0017929f"/>
    </style:style>
    <style:style style:name="P8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8pt" fo:font-weight="bold" style:font-size-asian="7pt" style:font-weight-asian="bold" style:font-size-complex="8pt"/>
    </style:style>
    <style:style style:name="P9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8pt" fo:font-style="normal" fo:font-weight="normal" officeooo:rsid="0015deeb" officeooo:paragraph-rsid="0015deeb" style:font-size-asian="7pt" style:font-style-asian="normal" style:font-weight-asian="normal" style:font-size-complex="8pt" style:font-style-complex="normal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8pt" fo:font-style="normal" style:text-underline-style="solid" style:text-underline-width="auto" style:text-underline-color="font-color" fo:font-weight="bold" officeooo:rsid="0015deeb" officeooo:paragraph-rsid="0015deeb" style:font-size-asian="7pt" style:font-style-asian="normal" style:font-weight-asian="bold" style:font-size-complex="8pt" style:font-style-complex="normal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15deeb" officeooo:paragraph-rsid="0024b54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25b07b" officeooo:paragraph-rsid="0025b07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25b07b" officeooo:paragraph-rsid="00272c4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style:text-underline-style="solid" style:text-underline-width="auto" style:text-underline-color="font-color" fo:font-weight="bold" officeooo:rsid="0028e693" officeooo:paragraph-rsid="0028e69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style:text-underline-style="solid" style:text-underline-width="auto" style:text-underline-color="font-color" fo:font-weight="bold" officeooo:rsid="0028f386" officeooo:paragraph-rsid="0028f386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tyle="normal" style:text-underline-style="none" fo:font-weight="normal" officeooo:rsid="0017929f" officeooo:paragraph-rsid="0017929f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tyle="normal" style:text-underline-style="none" fo:font-weight="normal" officeooo:rsid="001a759f" officeooo:paragraph-rsid="001a759f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tyle="normal" style:text-underline-style="none" fo:font-weight="bold" officeooo:rsid="0018afe3" officeooo:paragraph-rsid="0018afe3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6pt" fo:font-style="normal" officeooo:rsid="00116650" officeooo:paragraph-rsid="00116650" style:font-size-asian="5.25pt" style:font-style-asian="normal" style:font-size-complex="6pt" style:font-style-complex="normal"/>
    </style:style>
    <style:style style:name="P20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officeooo:rsid="00116650" officeooo:paragraph-rsid="00116650" style:font-size-asian="5.25pt" style:font-style-asian="normal" style:font-size-complex="6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fo:font-weight="bold" officeooo:rsid="00141ba7" officeooo:paragraph-rsid="00141ba7" style:font-size-asian="5.25pt" style:font-style-asian="normal" style:font-weight-asian="bold" style:font-size-complex="6pt" style:font-style-complex="normal" style:font-weight-complex="bold"/>
    </style:style>
    <style:style style:name="P22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style:text-underline-style="none" fo:font-weight="normal" officeooo:rsid="0017929f" officeooo:paragraph-rsid="0017929f" style:font-size-asian="5.25pt" style:font-style-asian="normal" style:font-weight-asian="normal" style:font-size-complex="6pt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fo:font-size="6pt" officeooo:paragraph-rsid="001fbb3a" style:font-size-asian="5.25pt" style:font-size-complex="6pt"/>
    </style:style>
    <style:style style:name="P24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fo:font-size="12pt" fo:font-weight="bold" officeooo:rsid="001b2eb3" officeooo:paragraph-rsid="001b2eb3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fo:font-size="12pt" fo:font-weight="bold" officeooo:rsid="001fbb3a" officeooo:paragraph-rsid="001fbb3a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1" fo:font-size="6pt" fo:font-style="normal" style:text-underline-style="none" fo:font-weight="normal" officeooo:rsid="001a759f" officeooo:paragraph-rsid="001a759f" style:font-name-asian="Times New Roman" style:font-size-asian="5.25pt" style:font-style-asian="normal" style:font-weight-asian="normal" style:font-name-complex="Times New Roman" style:font-size-complex="6pt" style:font-style-complex="normal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1" fo:font-size="6pt" fo:font-style="normal" style:text-underline-style="none" fo:font-weight="normal" officeooo:rsid="001b2eb3" officeooo:paragraph-rsid="001b2eb3" style:font-name-asian="Times New Roman" style:font-size-asian="5.25pt" style:font-style-asian="normal" style:font-weight-asian="normal" style:font-name-complex="Times New Roman" style:font-size-complex="6pt" style:font-style-complex="normal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1" fo:font-size="12pt" fo:font-style="normal" style:text-underline-style="none" fo:font-weight="normal" officeooo:rsid="001b2eb3" officeooo:paragraph-rsid="001b2eb3" style:font-name-asian="Times New Roman" style:font-size-asian="10.5pt" style:font-style-asian="normal" style:font-weight-asian="normal" style:font-name-complex="Times New Roman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1" fo:font-size="12pt" fo:font-style="normal" style:text-underline-style="none" fo:font-weight="bold" officeooo:rsid="001b2eb3" officeooo:paragraph-rsid="001b2eb3" style:font-name-asian="Times New Roman" style:font-size-asian="10.5pt" style:font-style-asian="normal" style:font-weight-asian="bold" style:font-name-complex="Times New Roman" style:font-size-complex="12pt" style:font-style-complex="normal" style:font-weight-complex="bold"/>
    </style:style>
    <style:style style:name="P30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1" fo:font-size="8pt" fo:font-style="normal" style:text-underline-style="none" fo:font-weight="normal" officeooo:rsid="001e7557" officeooo:paragraph-rsid="001e7557" style:font-name-asian="Times New Roman" style:font-size-asian="7pt" style:font-style-asian="normal" style:font-weight-asian="normal" style:font-name-complex="Times New Roman" style:font-size-complex="8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1" fo:font-size="8pt" fo:font-style="normal" style:text-underline-style="none" fo:font-weight="normal" officeooo:rsid="00230783" officeooo:paragraph-rsid="0024b541" style:font-name-asian="Times New Roman1" style:font-size-asian="7pt" style:language-asian="fr" style:country-asian="FR" style:font-style-asian="normal" style:font-weight-asian="normal" style:font-name-complex="Times New Roman1" style:font-size-complex="8pt" style:font-style-complex="normal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text-position="0% 100%" style:font-name="Liberation Serif1" fo:font-size="6pt" fo:font-style="normal" style:text-underline-style="none" fo:font-weight="normal" officeooo:rsid="00272c4a" officeooo:paragraph-rsid="00272c4a" style:font-name-asian="Times New Roman1" style:font-size-asian="5.25pt" style:language-asian="fr" style:country-asian="FR" style:font-style-asian="normal" style:font-weight-asian="normal" style:font-name-complex="Times New Roman1" style:font-size-complex="6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text-position="0% 100%" style:font-name="Liberation Serif1" fo:font-size="6pt" fo:font-style="normal" style:text-underline-style="none" fo:font-weight="normal" officeooo:rsid="002d9b31" officeooo:paragraph-rsid="0028f386" style:font-name-asian="Times New Roman1" style:font-size-asian="5.25pt" style:language-asian="fr" style:country-asian="FR" style:font-style-asian="normal" style:font-weight-asian="normal" style:font-name-complex="Times New Roman1" style:font-size-complex="6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text-position="0% 100%" style:font-name="Liberation Serif1" fo:font-size="8pt" fo:font-style="normal" style:text-underline-style="none" fo:font-weight="normal" officeooo:rsid="00272c4a" officeooo:paragraph-rsid="00272c4a" style:font-name-asian="Times New Roman1" style:font-size-asian="7pt" style:language-asian="fr" style:country-asian="FR" style:font-style-asian="normal" style:font-weight-asian="normal" style:font-name-complex="Times New Roman1" style:font-size-complex="8pt" style:font-style-complex="normal" style:font-weight-complex="normal"/>
    </style:style>
    <style:style style:name="P35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text-position="0% 100%" style:font-name="Liberation Serif1" fo:font-size="8pt" fo:font-style="normal" style:text-underline-style="none" fo:font-weight="normal" officeooo:rsid="0028e693" officeooo:paragraph-rsid="0028e693" style:font-name-asian="Times New Roman1" style:font-size-asian="7pt" style:language-asian="fr" style:country-asian="FR" style:font-style-asian="normal" style:font-weight-asian="normal" style:font-name-complex="Times New Roman1" style:font-size-complex="8pt" style:font-style-complex="normal" style:font-weight-complex="normal"/>
    </style:style>
    <style:style style:name="P36" style:family="paragraph" style:parent-style-name="Foot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P37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italic" officeooo:paragraph-rsid="001067da" style:font-name-asian="Times New Roman1" style:font-size-asian="12pt" style:language-asian="fr" style:country-asian="FR" style:font-style-asian="italic" style:font-name-complex="Times New Roman1" style:font-size-complex="12pt"/>
    </style:style>
    <style:style style:name="P39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officeooo:paragraph-rsid="001067da"/>
    </style:style>
    <style:style style:name="P40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8pt" fo:font-style="italic" officeooo:paragraph-rsid="001067da" style:font-name-asian="Times New Roman1" style:font-size-asian="7pt" style:language-asian="fr" style:country-asian="FR" style:font-style-asian="italic" style:font-name-complex="Times New Roman1" style:font-size-complex="8pt"/>
    </style:style>
    <style:style style:name="P41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8pt" fo:font-style="normal" style:text-underline-style="solid" style:text-underline-width="auto" style:text-underline-color="font-color" fo:font-weight="bold" officeooo:rsid="001067da" officeooo:paragraph-rsid="001067da" style:font-name-asian="Times New Roman1" style:font-size-asian="7pt" style:language-asian="fr" style:country-asian="FR" style:font-style-asian="normal" style:font-weight-asian="bold" style:font-name-complex="Times New Roman1" style:font-size-complex="8pt" style:font-style-complex="normal" style:font-weight-complex="bold"/>
    </style:style>
    <style:style style:name="P42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officeooo:paragraph-rsid="00141ba7"/>
    </style:style>
    <style:style style:name="P43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fo:font-weight="normal" officeooo:rsid="00141ba7" officeooo:paragraph-rsid="00141ba7" style:font-size-asian="5.25pt" style:font-style-asian="normal" style:font-weight-asian="normal" style:font-size-complex="6pt" style:font-style-complex="normal" style:font-weight-complex="normal"/>
    </style:style>
    <style:style style:name="P44" style:family="paragraph" style:parent-style-name="Standard" style:list-style-name="L1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fo:font-weight="normal" officeooo:rsid="00141ba7" officeooo:paragraph-rsid="00141ba7" style:font-size-asian="5.25pt" style:font-style-asian="normal" style:font-weight-asian="normal" style:font-size-complex="6pt" style:font-style-complex="normal" style:font-weight-complex="normal"/>
    </style:style>
    <style:style style:name="P45" style:family="paragraph" style:parent-style-name="Standard" style:list-style-name="L1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style:font-name="Liberation Serif" officeooo:paragraph-rsid="00141ba7"/>
    </style:style>
    <style:style style:name="P46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weight="bold" officeooo:rsid="00141ba7" officeooo:paragraph-rsid="00141ba7" style:font-weight-asian="bold" style:font-weight-complex="bold"/>
    </style:style>
    <style:style style:name="P47" style:family="paragraph" style:parent-style-name="Standard" style:list-style-name="L5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272c4a" officeooo:paragraph-rsid="00272c4a" style:font-size-asian="10.5pt" style:font-weight-asian="normal" style:font-size-complex="12pt" style:font-weight-complex="normal"/>
    </style:style>
    <style:style style:name="P48" style:family="paragraph" style:parent-style-name="Standard" style:list-style-name="L6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style:text-underline-style="solid" style:text-underline-width="auto" style:text-underline-color="font-color" fo:font-weight="bold" officeooo:rsid="002d9b31" officeooo:paragraph-rsid="002d9b31" style:font-size-asian="10.5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officeooo:rsid="00116650" officeooo:paragraph-rsid="00384aa6"/>
    </style:style>
    <style:style style:name="P50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officeooo:rsid="00116650" officeooo:paragraph-rsid="003a098e"/>
    </style:style>
    <style:style style:name="P51" style:family="paragraph" style:parent-style-name="Standard" style:list-style-name="L2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officeooo:rsid="001b2eb3" officeooo:paragraph-rsid="001b2eb3"/>
    </style:style>
    <style:style style:name="P52" style:family="paragraph" style:parent-style-name="Standard" style:list-style-name="L2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1" fo:font-style="normal" style:text-underline-style="none" fo:font-weight="normal" officeooo:rsid="001b2eb3" officeooo:paragraph-rsid="001b2eb3" style:font-name-asian="Times New Roman" style:font-style-asian="normal" style:font-weight-asian="normal" style:font-name-complex="Times New Roman" style:font-style-complex="normal" style:font-weight-complex="normal"/>
    </style:style>
    <style:style style:name="P53" style:family="paragraph" style:parent-style-name="Standard" style:list-style-name="L4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1" fo:font-size="12pt" fo:font-style="normal" style:text-underline-style="none" fo:font-weight="normal" officeooo:rsid="001e7557" officeooo:paragraph-rsid="001e7557" style:font-name-asian="Times New Roman" style:font-size-asian="10.5pt" style:font-style-asian="normal" style:font-weight-asian="normal" style:font-name-complex="Times New Roman" style:font-size-complex="12pt" style:font-style-complex="normal" style:font-weight-complex="normal"/>
    </style:style>
    <style:style style:name="P54" style:family="paragraph" style:parent-style-name="Standard" style:list-style-name="L3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fo:font-size="12pt" fo:font-weight="bold" officeooo:rsid="001b2eb3" officeooo:paragraph-rsid="001b2eb3" style:font-size-asian="10.5pt" style:font-weight-asian="bold" style:font-size-complex="12pt" style:font-weight-complex="bold"/>
    </style:style>
    <style:style style:name="P55" style:family="paragraph" style:parent-style-name="Standard" style:list-style-name="L3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fo:font-size="12pt" fo:font-weight="bold" officeooo:rsid="001bba40" officeooo:paragraph-rsid="001bba40" style:font-size-asian="10.5pt" style:font-weight-asian="bold" style:font-size-complex="12pt" style:font-weight-complex="bold"/>
    </style:style>
    <style:style style:name="P56" style:family="paragraph" style:parent-style-name="Standard" style:list-style-name="L3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officeooo:paragraph-rsid="001fbb3a"/>
    </style:style>
    <style:style style:name="P57" style:family="paragraph" style:parent-style-name="Standard" style:list-style-name="L6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officeooo:paragraph-rsid="002df6cf"/>
    </style:style>
    <style:style style:name="P58" style:family="paragraph" style:parent-style-name="Standard" style:list-style-name="L6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text-position="0% 100%" style:font-name="Liberation Serif1" fo:font-size="12pt" fo:font-style="normal" style:text-underline-style="none" fo:font-weight="normal" officeooo:rsid="002df6cf" officeooo:paragraph-rsid="002df6cf" style:font-name-asian="Times New Roman1" style:font-size-asian="10.5pt" style:language-asian="fr" style:country-asian="FR" style:font-style-asian="normal" style:font-weight-asian="normal" style:font-name-complex="Times New Roman1" style:font-size-complex="12pt" style:font-style-complex="normal" style:font-weight-complex="normal"/>
    </style:style>
    <style:style style:name="P59" style:family="paragraph" style:parent-style-name="Standard" style:list-style-name="L6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officeooo:rsid="002df6cf" officeooo:paragraph-rsid="002df6cf"/>
    </style:style>
    <style:style style:name="P60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6.828cm" style:type="right"/>
        </style:tab-stops>
      </style:paragraph-properties>
      <style:text-properties fo:font-size="24pt" fo:font-weight="bold" style:font-size-asian="24pt" style:font-weight-asian="bold" style:font-size-complex="24pt"/>
    </style:style>
    <style:style style:name="P61" style:family="paragraph">
      <loext:graphic-properties draw:fill="solid" draw:fill-color="#c0c0c0" draw:opacity="50%"/>
      <style:paragraph-properties style:writing-mode="lr-tb"/>
      <style:text-properties style:font-name="Calibri" fo:font-size="1pt" style:font-name-asian="Calibri" style:font-name-complex="Calibri"/>
    </style:style>
    <style:style style:name="P62" style:family="paragraph">
      <style:paragraph-properties style:writing-mode="lr-tb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067da" style:font-weight-asian="bold"/>
    </style:style>
    <style:style style:name="T4" style:family="text">
      <style:text-properties fo:font-weight="bold" officeooo:rsid="0035b159" style:font-weight-asian="bold"/>
    </style:style>
    <style:style style:name="T5" style:family="text">
      <style:text-properties officeooo:rsid="001067da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3111a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16650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3111a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41ba7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16650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15deeb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style:font-style-asian="normal" style:font-style-complex="normal"/>
    </style:style>
    <style:style style:name="T19" style:family="text">
      <style:text-properties fo:font-size="12pt" fo:font-style="normal" style:text-underline-style="solid" style:text-underline-width="auto" style:text-underline-color="font-color" fo:font-weight="bold" officeooo:rsid="001067da" style:font-name-asian="Times New Roman1" style:font-size-asian="12pt" style:language-asian="fr" style:country-asian="FR" style:font-style-asian="normal" style:font-weight-asian="bold" style:font-name-complex="Times New Roman1" style:font-size-complex="12pt" style:font-style-complex="normal" style:font-weight-complex="bold"/>
    </style:style>
    <style:style style:name="T20" style:family="text">
      <style:text-properties fo:font-size="12pt" fo:font-style="normal" style:text-underline-style="none" fo:font-weight="normal" officeooo:rsid="001067da" style:font-name-asian="Times New Roman1" style:font-size-asian="12pt" style:language-asian="fr" style:country-asian="FR" style:font-style-asian="normal" style:font-weight-asian="normal" style:font-name-complex="Times New Roman1" style:font-size-complex="12pt" style:font-style-complex="normal" style:font-weight-complex="normal"/>
    </style:style>
    <style:style style:name="T21" style:family="text">
      <style:text-properties style:font-name="Liberation Serif" fo:font-style="normal" style:text-underline-style="none" fo:font-weight="normal" officeooo:rsid="001a759f" style:font-style-asian="normal" style:font-weight-asian="normal" style:font-style-complex="normal" style:font-weight-complex="normal"/>
    </style:style>
    <style:style style:name="T22" style:family="text">
      <style:text-properties style:font-name="Liberation Serif" fo:font-style="normal" style:text-underline-style="none" fo:font-weight="normal" officeooo:rsid="001a759f" style:font-name-asian="Times New Roman" style:font-style-asian="normal" style:font-weight-asian="normal" style:font-name-complex="Times New Roman" style:font-style-complex="normal" style:font-weight-complex="normal"/>
    </style:style>
    <style:style style:name="T23" style:family="text">
      <style:text-properties style:font-name="Liberation Serif1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4" style:family="text">
      <style:text-properties style:font-name="Liberation Serif1" fo:font-style="normal" style:text-underline-style="none" fo:font-weight="normal" officeooo:rsid="001a759f" style:font-name-asian="Times New Roman" style:font-style-asian="normal" style:font-weight-asian="normal" style:font-name-complex="Times New Roman" style:font-style-complex="normal" style:font-weight-complex="normal"/>
    </style:style>
    <style:style style:name="T25" style:family="text">
      <style:text-properties style:font-name="Liberation Serif1" fo:font-style="normal" style:text-underline-style="none" fo:font-weight="normal" officeooo:rsid="001bba40" style:font-name-asian="Times New Roman" style:font-style-asian="normal" style:font-weight-asian="normal" style:font-name-complex="Times New Roman" style:font-style-complex="normal" style:font-weight-complex="normal"/>
    </style:style>
    <style:style style:name="T26" style:family="text">
      <style:text-properties style:font-name="Liberation Serif1" fo:font-style="normal" style:text-underline-style="none" style:font-name-asian="Times New Roman" style:font-style-asian="normal" style:font-name-complex="Times New Roman" style:font-style-complex="normal"/>
    </style:style>
    <style:style style:name="T27" style:family="text">
      <style:text-properties style:font-name="Liberation Serif1" fo:font-style="normal" style:text-underline-style="none" officeooo:rsid="001bba40" style:font-name-asian="Times New Roman" style:font-style-asian="normal" style:font-name-complex="Times New Roman" style:font-style-complex="normal"/>
    </style:style>
    <style:style style:name="T28" style:family="text">
      <style:text-properties style:font-name="Liberation Serif1" fo:font-style="normal" style:text-underline-style="none" style:font-name-asian="Times New Roman1" style:language-asian="fr" style:country-asian="FR" style:font-style-asian="normal" style:font-name-complex="Times New Roman1" style:font-style-complex="normal"/>
    </style:style>
    <style:style style:name="T29" style:family="text">
      <style:text-properties style:font-name="Liberation Serif1" fo:font-style="normal" style:text-underline-style="none" officeooo:rsid="00230783" style:font-name-asian="Times New Roman1" style:language-asian="fr" style:country-asian="FR" style:font-style-asian="normal" style:font-name-complex="Times New Roman1" style:font-style-complex="normal"/>
    </style:style>
    <style:style style:name="T30" style:family="text">
      <style:text-properties style:font-name="Liberation Serif1" fo:font-style="normal" style:text-underline-style="solid" style:text-underline-width="auto" style:text-underline-color="font-color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31" style:family="text">
      <style:text-properties style:font-name="Liberation Serif1" fo:font-style="normal" style:text-underline-style="solid" style:text-underline-width="auto" style:text-underline-color="font-color" fo:font-weight="bold" officeooo:rsid="0024b541" style:font-name-asian="Times New Roman" style:font-style-asian="normal" style:font-weight-asian="bold" style:font-name-complex="Times New Roman" style:font-style-complex="normal" style:font-weight-complex="bold"/>
    </style:style>
    <style:style style:name="T32" style:family="text">
      <style:text-properties style:font-name="Liberation Serif1" fo:font-size="12pt" fo:font-style="normal" style:text-underline-style="none" fo:font-weight="normal" officeooo:rsid="001bba40" style:font-name-asian="Times New Roman" style:font-size-asian="10.5pt" style:font-style-asian="normal" style:font-weight-asian="normal" style:font-name-complex="Times New Roman" style:font-size-complex="12pt" style:font-style-complex="normal" style:font-weight-complex="normal"/>
    </style:style>
    <style:style style:name="T33" style:family="text">
      <style:text-properties style:font-name="Liberation Serif1" fo:font-size="12pt" fo:font-style="normal" style:text-underline-style="none" fo:font-weight="normal" officeooo:rsid="001b2eb3" style:font-name-asian="Times New Roman" style:font-size-asian="10.5pt" style:font-style-asian="normal" style:font-weight-asian="normal" style:font-name-complex="Times New Roman" style:font-size-complex="12pt" style:font-style-complex="normal" style:font-weight-complex="normal"/>
    </style:style>
    <style:style style:name="T34" style:family="text">
      <style:text-properties style:font-name="Liberation Serif1" fo:font-size="10pt" fo:font-style="italic" style:text-underline-style="none" officeooo:rsid="00230783" style:font-name-asian="Times New Roman1" style:font-size-asian="10pt" style:language-asian="fr" style:country-asian="FR" style:font-style-asian="italic" style:font-name-complex="Times New Roman1" style:font-size-complex="10pt" style:font-style-complex="italic"/>
    </style:style>
    <style:style style:name="T35" style:family="text">
      <style:text-properties style:font-name="Liberation Serif1" fo:font-size="10pt" fo:font-style="italic" style:text-underline-style="none" officeooo:rsid="0028e693" style:font-name-asian="Times New Roman1" style:font-size-asian="10pt" style:language-asian="fr" style:country-asian="FR" style:font-style-asian="italic" style:font-name-complex="Times New Roman1" style:font-size-complex="10pt" style:font-style-complex="italic"/>
    </style:style>
    <style:style style:name="T36" style:family="text">
      <style:text-properties fo:font-size="10pt" fo:font-style="italic" style:text-underline-style="none" fo:font-weight="normal" officeooo:rsid="00230783" style:font-name-asian="Times New Roman1" style:font-size-asian="10pt" style:language-asian="fr" style:country-asian="FR" style:font-style-asian="italic" style:font-weight-asian="normal" style:font-name-complex="Times New Roman1" style:font-size-complex="10pt" style:font-style-complex="italic" style:font-weight-complex="normal"/>
    </style:style>
    <style:style style:name="T37" style:family="text">
      <style:text-properties fo:font-size="10pt" fo:font-style="italic" style:text-underline-style="none" fo:font-weight="normal" officeooo:rsid="002a5cb5" style:font-name-asian="Times New Roman1" style:font-size-asian="10pt" style:language-asian="fr" style:country-asian="FR" style:font-style-asian="italic" style:font-weight-asian="normal" style:font-name-complex="Times New Roman1" style:font-size-complex="10pt" style:font-style-complex="italic" style:font-weight-complex="normal"/>
    </style:style>
    <style:style style:name="T38" style:family="text">
      <style:text-properties fo:font-size="10pt" fo:font-style="italic" style:text-underline-style="none" officeooo:rsid="00230783" style:font-name-asian="Times New Roman1" style:font-size-asian="10pt" style:language-asian="fr" style:country-asian="FR" style:font-style-asian="italic" style:font-name-complex="Times New Roman1" style:font-size-complex="10pt" style:font-style-complex="italic"/>
    </style:style>
    <style:style style:name="T39" style:family="text">
      <style:text-properties style:text-position="super 58%" style:font-name="Liberation Serif1" fo:font-style="normal" style:text-underline-style="none" style:font-name-asian="Times New Roman1" style:language-asian="fr" style:country-asian="FR" style:font-style-asian="normal" style:font-name-complex="Times New Roman1" style:font-style-complex="normal"/>
    </style:style>
    <style:style style:name="T40" style:family="text">
      <style:text-properties style:text-position="super 58%" style:font-name="Liberation Serif1" style:text-underline-style="none" fo:font-weight="normal" style:font-name-asian="Times New Roman1" style:language-asian="fr" style:country-asian="FR" style:font-weight-asian="normal" style:font-name-complex="Times New Roman1" style:font-weight-complex="normal"/>
    </style:style>
    <style:style style:name="T41" style:family="text">
      <style:text-properties style:text-position="0% 100%" style:font-name="Liberation Serif1" fo:font-style="normal" style:text-underline-style="none" style:font-name-asian="Times New Roman1" style:language-asian="fr" style:country-asian="FR" style:font-style-asian="normal" style:font-name-complex="Times New Roman1" style:font-style-complex="normal"/>
    </style:style>
    <style:style style:name="T42" style:family="text">
      <style:text-properties style:text-position="0% 100%" style:font-name="Liberation Serif1" fo:font-style="normal" style:text-underline-style="none" officeooo:rsid="00272c4a" style:font-name-asian="Times New Roman1" style:language-asian="fr" style:country-asian="FR" style:font-style-asian="normal" style:font-name-complex="Times New Roman1" style:font-style-complex="normal"/>
    </style:style>
    <style:style style:name="T43" style:family="text">
      <style:text-properties style:text-position="0% 100%" style:font-name="Liberation Serif1" fo:font-style="normal" style:text-underline-style="none" style:font-name-asian="Times New Roman" style:language-asian="fr" style:country-asian="FR" style:font-style-asian="normal" style:font-name-complex="Times New Roman" style:font-style-complex="normal"/>
    </style:style>
    <style:style style:name="T44" style:family="text">
      <style:text-properties style:text-position="0% 100%" style:font-name="Liberation Serif1" fo:font-style="normal" style:text-underline-style="none" officeooo:rsid="001a759f" style:font-name-asian="Times New Roman" style:language-asian="fr" style:country-asian="FR" style:font-style-asian="normal" style:font-name-complex="Times New Roman" style:font-style-complex="normal"/>
    </style:style>
    <style:style style:name="T45" style:family="text">
      <style:text-properties style:text-position="0% 100%" style:font-name="Liberation Serif1" fo:font-style="normal" style:text-underline-style="none" fo:font-weight="normal" style:font-name-asian="Times New Roman1" style:language-asian="fr" style:country-asian="FR" style:font-style-asian="normal" style:font-weight-asian="normal" style:font-name-complex="Times New Roman1" style:font-style-complex="normal" style:font-weight-complex="normal"/>
    </style:style>
    <style:style style:name="T46" style:family="text">
      <style:text-properties style:text-position="0% 100%" style:font-name="Liberation Serif1" fo:font-style="normal" style:font-name-asian="Times New Roman1" style:language-asian="fr" style:country-asian="FR" style:font-style-asian="normal" style:font-name-complex="Times New Roman1" style:font-style-complex="normal"/>
    </style:style>
    <style:style style:name="T47" style:family="text">
      <style:text-properties style:text-position="0% 100%" style:font-name="Liberation Serif1" fo:font-size="10pt" fo:font-style="italic" style:text-underline-style="none" fo:font-weight="normal" style:font-name-asian="Times New Roman1" style:font-size-asian="8.75pt" style:language-asian="fr" style:country-asian="FR" style:font-style-asian="italic" style:font-weight-asian="normal" style:font-name-complex="Times New Roman1" style:font-size-complex="10pt" style:font-style-complex="italic" style:font-weight-complex="normal"/>
    </style:style>
    <style:style style:name="T48" style:family="text">
      <style:text-properties style:text-position="0% 100%" style:font-name="Liberation Serif1" style:text-underline-style="none" fo:font-weight="normal" style:font-name-asian="Times New Roman1" style:language-asian="fr" style:country-asian="FR" style:font-weight-asian="normal" style:font-name-complex="Times New Roman1" style:font-weight-complex="normal"/>
    </style:style>
    <style:style style:name="T49" style:family="text">
      <style:text-properties style:text-position="0% 100%" style:font-name="Liberation Serif1" style:text-underline-style="none" fo:font-weight="normal" officeooo:rsid="002d9b31" style:font-name-asian="Times New Roman1" style:language-asian="fr" style:country-asian="FR" style:font-weight-asian="normal" style:font-name-complex="Times New Roman1" style:font-weight-complex="normal"/>
    </style:style>
    <style:style style:name="T50" style:family="text">
      <style:text-properties style:text-position="0% 100%" style:font-name="Liberation Serif1" fo:font-size="12pt" fo:font-style="normal" style:text-underline-style="none" fo:font-weight="normal" style:font-name-asian="Times New Roman1" style:font-size-asian="10.5pt" style:language-asian="fr" style:country-asian="FR" style:font-style-asian="normal" style:font-weight-asian="normal" style:font-name-complex="Times New Roman1" style:font-size-complex="12pt" style:font-style-complex="normal" style:font-weight-complex="normal"/>
    </style:style>
    <style:style style:name="T51" style:family="text">
      <style:text-properties style:text-position="0% 100%" style:font-name="Liberation Serif1" fo:font-size="12pt" fo:font-style="normal" style:text-underline-style="none" fo:font-weight="normal" officeooo:rsid="002df6cf" style:font-name-asian="Times New Roman1" style:font-size-asian="10.5pt" style:language-asian="fr" style:country-asian="FR" style:font-style-asian="normal" style:font-weight-asian="normal" style:font-name-complex="Times New Roman1" style:font-size-complex="12pt" style:font-style-complex="normal" style:font-weight-complex="normal"/>
    </style:style>
    <style:style style:name="T52" style:family="text">
      <style:text-properties style:text-position="0% 100%" style:font-name="Liberation Serif1" fo:font-size="12pt" fo:font-style="normal" style:text-underline-style="none" fo:font-weight="normal" style:font-name-asian="Times New Roman" style:font-size-asian="10.5pt" style:language-asian="fr" style:country-asian="FR" style:font-style-asian="normal" style:font-weight-asian="normal" style:font-name-complex="Times New Roman" style:font-size-complex="12pt" style:font-style-complex="normal" style:font-weight-complex="normal"/>
    </style:style>
    <style:style style:name="T53" style:family="text">
      <style:text-properties style:text-position="0% 100%" style:font-name="Liberation Serif1" fo:font-size="12pt" fo:font-style="normal" style:text-underline-style="none" fo:font-weight="normal" officeooo:rsid="001a759f" style:font-name-asian="Times New Roman" style:font-size-asian="10.5pt" style:language-asian="fr" style:country-asian="FR" style:font-style-asian="normal" style:font-weight-asian="normal" style:font-name-complex="Times New Roman" style:font-size-complex="12pt" style:font-style-complex="normal" style:font-weight-complex="normal"/>
    </style:style>
    <style:style style:name="T54" style:family="text">
      <style:text-properties style:text-position="0% 100%" style:font-name="Liberation Serif1" fo:font-size="12pt" fo:font-style="normal" style:text-underline-style="none" fo:font-weight="bold" officeooo:rsid="002df6cf" style:font-name-asian="Times New Roman1" style:font-size-asian="10.5pt" style:language-asian="fr" style:country-asian="FR" style:font-style-asian="normal" style:font-weight-asian="bold" style:font-name-complex="Times New Roman1" style:font-size-complex="12pt" style:font-style-complex="normal" style:font-weight-complex="bold"/>
    </style:style>
    <style:style style:name="T55" style:family="text">
      <style:text-properties officeooo:rsid="00382d36"/>
    </style:style>
    <style:style style:name="T56" style:family="text"/>
    <style:style style:name="T57" style:family="text">
      <style:text-properties style:font-name="Calibri" fo:font-size="1pt" style:font-name-asian="Calibri" style:font-name-complex="Calibri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9cm" fo:text-indent="-0.635cm" fo:margin-left="1.7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auto-grow-width="false" draw:fit-to-size="false" style:shrink-to-fit="false" fo:min-height="2.842cm" fo:min-width="17.55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DST <text:span text:style-name="T5">Mathématiques</text:span></text:p>
      <text:p text:style-name="P37">Duré<text:span text:style-name="T5">e : 2h</text:span> </text:p>
      <text:p text:style-name="P8"/>
      <text:p text:style-name="P38">Présentation et orthographe seront pris en compte dans le barème de notation.</text:p>
      <text:p text:style-name="P38">Les calculatrices graphiques sont autorisées pour ce sujet.</text:p>
      <text:p text:style-name="P40"/>
      <text:p text:style-name="P39"><text:span text:style-name="T19">EXERCICE 1</text:span><text:span text:style-name="T20"> </text:span><text:span text:style-name="T36">(</text:span><text:span text:style-name="T37">4</text:span><text:span text:style-name="T36"> points/20)</text:span></text:p>
      <text:p text:style-name="P41"/>
      <text:p text:style-name="P49">Pour tester la résistance à la chaleur d’une plaque d’isolation phonique, on porte en laboratoire sa température à 100° C et on étudie l’évolution de sa température en fonction du temps <text:span text:style-name="T6">t</text:span> (en minutes). <text:span text:style-name="T55">A</text:span><text:span text:style-name="T10">près 6 minutes la température est redescendue à 82° C.</text:span> </text:p>
      <text:p text:style-name="P49"><text:span text:style-name="T10">La température ambiante du laboratoire est de 19° C.</text:span></text:p>
      <text:p text:style-name="P50"><text:span text:style-name="T10">Soit</text:span><text:span text:style-name="T10"><draw:frame draw:style-name="fr2" draw:name="Object1" text:anchor-type="as-char" svg:y="-0.386cm" svg:width="0.923cm" svg:height="0.508cm" draw:z-index="44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0">la température (en degré Celsius) de la plaque à l’instant </text:span><text:span text:style-name="T6">t</text:span><text:span text:style-name="T10"> (</text:span><text:span text:style-name="T6">t</text:span><text:span text:style-name="T10"> exprimé en minutes). </text:span></text:p>
      <text:p text:style-name="P50"><text:span text:style-name="T10">En exploitant ces données, on peut affirmer que la fonction</text:span><text:span text:style-name="T10"><draw:frame draw:style-name="fr2" draw:name="Object2" text:anchor-type="as-char" svg:y="-0.305cm" svg:width="0.423cm" svg:height="0.332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0">est solution de l’équation différentielle :</text:span></text:p>
      <text:p text:style-name="P19"/>
      <text:p text:style-name="P4"><text:span text:style-name="T10"><draw:frame draw:style-name="fr2" draw:name="Object3" text:anchor-type="as-char" svg:y="-0.386cm" svg:width="4.466cm" svg:height="0.508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10"><text:s text:c="8"/>(</text:span><text:span text:style-name="T6">E</text:span><text:span text:style-name="T10">)</text:span></text:p>
      <text:p text:style-name="P20"/>
      <text:p text:style-name="P5"><text:span text:style-name="T10">où</text:span><text:span text:style-name="T10"><draw:frame draw:style-name="fr2" draw:name="Object4" text:anchor-type="as-char" svg:y="-0.377cm" svg:width="0.466cm" svg:height="0.467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11">est la fonction inconnue, de la variable </text:span><text:span text:style-name="T7">t</text:span><text:span text:style-name="T11">, définie et dérivable sur l’intervalle</text:span><text:span text:style-name="T11"><draw:frame draw:style-name="fr2" draw:name="Object5" text:anchor-type="as-char" svg:y="-0.377cm" svg:width="1.545cm" svg:height="0.482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11">.</text:span></text:p>
      <text:p text:style-name="P21"/>
      <text:list xml:id="list2163451630" text:style-name="L1">
        <text:list-item>
          <text:p text:style-name="P42"><text:span text:style-name="T13">Résoudre sur l’intervalle</text:span><text:span text:style-name="T13"><draw:frame draw:style-name="fr2" draw:name="Object6" text:anchor-type="as-char" svg:y="-0.377cm" svg:width="1.545cm" svg:height="0.482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3">l’équation différentielle :</text:span></text:p>
          <text:p text:style-name="P43"/>
          <text:p text:style-name="P45"><text:span text:style-name="T13"><draw:frame draw:style-name="fr2" draw:name="Object7" text:anchor-type="as-char" svg:y="-0.386cm" svg:width="3.727cm" svg:height="0.508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3">.</text:span></text:p>
          <text:p text:style-name="P44"/>
        </text:list-item>
        <text:list-item>
          <text:p text:style-name="P46"><text:span text:style-name="T12">Trouver une solution particulière de </text:span><text:span text:style-name="T14">(</text:span><text:span text:style-name="T9">E</text:span><text:span text:style-name="T14">) </text:span><text:span text:style-name="T12">constante du type</text:span><text:span text:style-name="T12"><draw:frame draw:style-name="fr2" draw:name="Object8" text:anchor-type="as-char" svg:y="-0.386cm" svg:width="1.508cm" svg:height="0.508cm" draw:z-index="9"><draw:object xlink:href="./Object 8" xlink:type="simple" xlink:show="embed" xlink:actuate="onLoad"/><draw:image xlink:href="./ObjectReplacements/Object 8" xlink:type="simple" xlink:show="embed" xlink:actuate="onLoad"/></draw:frame></text:span><text:span text:style-name="T12">, où</text:span><text:span text:style-name="T12"><draw:frame draw:style-name="fr2" draw:name="Object9" text:anchor-type="as-char" svg:y="-0.377cm" svg:width="0.427cm" svg:height="0.467cm" draw:z-index="10"><draw:object xlink:href="./Object 9" xlink:type="simple" xlink:show="embed" xlink:actuate="onLoad"/><draw:image xlink:href="./ObjectReplacements/Object 9" xlink:type="simple" xlink:show="embed" xlink:actuate="onLoad"/></draw:frame></text:span><text:span text:style-name="T12">est un nombre réel à déterminer.</text:span></text:p>
        </text:list-item>
        <text:list-item>
          <text:p text:style-name="P46"><text:span text:style-name="T12">En déduire toutes les solutions de </text:span><text:span text:style-name="T14">(</text:span><text:span text:style-name="T9">E</text:span><text:span text:style-name="T14">).</text:span></text:p>
        </text:list-item>
        <text:list-item>
          <text:p text:style-name="P46"><text:span text:style-name="T12">D’après l’énoncé donner</text:span><text:span text:style-name="T12"><draw:frame draw:style-name="fr2" draw:name="Object10" text:anchor-type="as-char" svg:y="-0.386cm" svg:width="0.995cm" svg:height="0.508cm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2">, puis déterminer la solution</text:span><text:span text:style-name="T12"><draw:frame draw:style-name="fr2" draw:name="Object11" text:anchor-type="as-char" svg:y="-0.305cm" svg:width="0.423cm" svg:height="0.332cm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2">de l’équation (</text:span><text:span text:style-name="T8">E</text:span><text:span text:style-name="T12">) vérifiant cette condition initiale.</text:span></text:p>
        </text:list-item>
      </text:list>
      <text:p text:style-name="P9"/>
      <text:p text:style-name="P9"/>
      <text:p text:style-name="P6"><text:span text:style-name="T15">EXERCICE 2</text:span><text:span text:style-name="T18"> </text:span><text:span text:style-name="T38">(9 points/20)</text:span></text:p>
      <text:p text:style-name="P10"/>
      <text:p text:style-name="P16">Une entreprise fabrique et commercialise des composants électroniques assemblés dans deux ateliers numérotés 1 et 2.</text:p>
      <text:p text:style-name="P7"><text:span text:style-name="T17">L’</text:span><text:span text:style-name="T16">atelier 1 fournit 80 % de la production et l’atelier 2 fournit le 20 % restants.</text:span></text:p>
      <text:p text:style-name="P16">On a remarqué que 1,5 % des composants issus de l’atelier 1 sont défectueux, et que 4 % des composants issus de l’atelier 2 sont défectueux.</text:p>
      <text:p text:style-name="P22"/>
      <text:p text:style-name="P18">Partie A</text:p>
      <text:p text:style-name="P17">On prend au hasard un composant dans la production d’une journée et on considère les évènements suivants :</text:p>
      <text:p text:style-name="P2"><text:span text:style-name="T21">- évènement</text:span><text:span text:style-name="T21"><draw:frame draw:style-name="fr2" draw:name="Object22" text:anchor-type="as-char" svg:y="-0.377cm" svg:width="0.526cm" svg:height="0.467cm" draw:z-index="25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1"> : </text:span><text:span text:style-name="T24">« le composant provient de l’atelier 1 » ;</text:span></text:p>
      <text:p text:style-name="P2"><text:span text:style-name="T22">- évènement</text:span><text:span text:style-name="T22"><draw:frame draw:style-name="fr2" draw:name="Object23" text:anchor-type="as-char" svg:y="-0.377cm" svg:width="0.489cm" svg:height="0.467cm" draw:z-index="41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2"> : </text:span><text:span text:style-name="T24">« le composant provient de l’atelier 2 » ;</text:span></text:p>
      <text:p text:style-name="P2"><text:span text:style-name="T22">- évènement</text:span><text:span text:style-name="T22"><draw:frame draw:style-name="fr2" draw:name="Object24" text:anchor-type="as-char" svg:y="-0.377cm" svg:width="0.547cm" svg:height="0.467cm" draw:z-index="42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2"> : </text:span><text:span text:style-name="T24">« le composant est défectueux ».</text:span></text:p>
      <text:p text:style-name="P26"/>
      <text:list xml:id="list3150747655" text:style-name="L2">
        <text:list-item>
          <text:p text:style-name="P51"><text:span text:style-name="T24">D</text:span><text:span text:style-name="T23">éduire de l’énoncé les probabilités</text:span><text:span text:style-name="T23"><draw:frame draw:style-name="fr2" draw:name="Object17" text:anchor-type="as-char" svg:y="-0.386cm" svg:width="1.166cm" svg:height="0.508cm" draw:z-index="13"><draw:object xlink:href="./Object 17" xlink:type="simple" xlink:show="embed" xlink:actuate="onLoad"/><draw:image xlink:href="./ObjectReplacements/Object 17" xlink:type="simple" xlink:show="embed" xlink:actuate="onLoad"/></draw:frame></text:span><text:span text:style-name="T23">et</text:span><text:span text:style-name="T23"><draw:frame draw:style-name="fr2" draw:name="Object18" text:anchor-type="as-char" svg:y="-0.386cm" svg:width="1.129cm" svg:height="0.508cm" draw:z-index="14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23">, ainsi que les probabilités conditionnelles</text:span><text:span text:style-name="T23"><draw:frame draw:style-name="fr2" draw:name="Object19" text:anchor-type="as-char" svg:y="-0.386cm" svg:width="1.381cm" svg:height="0.542cm" draw:z-index="15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23">et</text:span><text:span text:style-name="T23"><draw:frame draw:style-name="fr2" draw:name="Object20" text:anchor-type="as-char" svg:y="-0.386cm" svg:width="1.358cm" svg:height="0.542cm" draw:z-index="16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23">.</text:span></text:p>
        </text:list-item>
        <text:list-item>
          <text:p text:style-name="P52">Traduire l’énoncé à l’aide d’un arbre pondéré ou un tableau à double entrée.</text:p>
        </text:list-item>
        <text:list-item>
          <text:p text:style-name="P51"><text:span text:style-name="T23">Calculer la probabilité de l’évènement</text:span><text:span text:style-name="T23"><draw:frame draw:style-name="fr2" draw:name="Object21" text:anchor-type="as-char" svg:y="-0.377cm" svg:width="0.547cm" svg:height="0.467cm" draw:z-index="17"><draw:object xlink:href="./Object 21" xlink:type="simple" xlink:show="embed" xlink:actuate="onLoad"/><draw:image xlink:href="./ObjectReplacements/Object 21" xlink:type="simple" xlink:show="embed" xlink:actuate="onLoad"/></draw:frame></text:span><text:span text:style-name="T23">.</text:span></text:p>
        </text:list-item>
        <text:list-item>
          <text:p text:style-name="P52">On constate qu’un composant est défectueux. Quelle est la probabilité pour qu’il provienne de l’atelier 1.</text:p>
        </text:list-item>
      </text:list>
      <text:p text:style-name="P27"/>
      <text:p text:style-name="P28"><text:soft-page-break/>Dans la suite, on supposera que 2 % des composants produits par l’entreprise sont défectueux.</text:p>
      <text:p text:style-name="P27"/>
      <text:p text:style-name="P29">Partie B</text:p>
      <text:p text:style-name="P28">Dans cette partie, sauf indication contraire, les résultats seront arrondis au millième.</text:p>
      <text:p text:style-name="P28">Un client commande un lot de 150 composants. </text:p>
      <text:p text:style-name="P28">On assimile le choix des 150 composants à des tirages successifs avec remise.</text:p>
      <text:p text:style-name="P24"><text:span text:style-name="T23">On note</text:span><text:span text:style-name="T23"><draw:frame draw:style-name="fr2" draw:name="Object25" text:anchor-type="as-char" svg:y="-0.377cm" svg:width="0.527cm" svg:height="0.467cm" draw:z-index="19"><draw:object xlink:href="./Object 25" xlink:type="simple" xlink:show="embed" xlink:actuate="onLoad"/><draw:image xlink:href="./ObjectReplacements/Object 25" xlink:type="simple" xlink:show="embed" xlink:actuate="onLoad"/></draw:frame></text:span><text:span text:style-name="T23">la variable aléatoire qui représente le nombre de composants défectueux que contient ce lot.</text:span></text:p>
      <text:p text:style-name="P27"/>
      <text:list xml:id="list950519374" text:style-name="L3">
        <text:list-item>
          <text:p text:style-name="P54"><text:span text:style-name="T23">Justifier le fait que </text:span><text:span text:style-name="T25">la variable aléatoire</text:span><text:span text:style-name="T25"><draw:frame draw:style-name="fr2" draw:name="Object26" text:anchor-type="as-char" svg:y="-0.377cm" svg:width="0.527cm" svg:height="0.467cm" draw:z-index="20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25">suit une loi binomiale et donner les paramètres de cette loi.</text:span></text:p>
        </text:list-item>
        <text:list-item>
          <text:p text:style-name="P55"><text:span text:style-name="T23">Donner l’espérance et l’écart type de la variable aléatoire</text:span><text:span text:style-name="T23"><draw:frame draw:style-name="fr2" draw:name="Object27" text:anchor-type="as-char" svg:y="-0.377cm" svg:width="0.527cm" svg:height="0.467cm" draw:z-index="21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23">.</text:span></text:p>
        </text:list-item>
        <text:list-item>
          <text:p text:style-name="P56"><text:span text:style-name="T32">Calculer la probabilité d’avoir exactement 4 composants </text:span><text:span text:style-name="T33">défectueux </text:span><text:span text:style-name="T32">dans ce lot.</text:span></text:p>
        </text:list-item>
      </text:list>
      <text:p text:style-name="P23"/>
      <text:p text:style-name="P25"><text:span text:style-name="T27">P</text:span><text:span text:style-name="T26">artie C</text:span></text:p>
      <text:p text:style-name="P3"><text:span text:style-name="T32">On admet que la loi de la variable aléatoire</text:span><text:span text:style-name="T32"><draw:frame draw:style-name="fr2" draw:name="Object28" text:anchor-type="as-char" svg:y="-0.377cm" svg:width="0.527cm" svg:height="0.467cm" draw:z-index="43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32">peut être approchée par la loi d’une variable aléatoire</text:span><text:span text:style-name="T32"><draw:frame draw:style-name="fr2" draw:name="Object29" text:anchor-type="as-char" svg:y="-0.377cm" svg:width="0.494cm" svg:height="0.467cm" draw:z-index="22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32">qui suit la loi de Poisson de paramètre 3.</text:span></text:p>
      <text:p text:style-name="P23"/>
      <text:list xml:id="list1267468253" text:style-name="L4">
        <text:list-item>
          <text:p text:style-name="P53">Justifier cette valeur du paramètre.</text:p>
        </text:list-item>
        <text:list-item>
          <text:p text:style-name="P53">Déterminer la probabilité d’avoir strictement plus de 4 composants défectueux dans ce lot.</text:p>
        </text:list-item>
      </text:list>
      <text:p text:style-name="P30"/>
      <text:p text:style-name="P30"/>
      <text:p text:style-name="P11"><text:span text:style-name="T30">EXERCICE </text:span><text:span text:style-name="T31">3</text:span><text:span text:style-name="T26"> </text:span><text:span text:style-name="T34">(</text:span><text:span text:style-name="T35">3</text:span><text:span text:style-name="T34"> points/20)</text:span></text:p>
      <text:p text:style-name="P31"/>
      <text:p text:style-name="P12"><text:span text:style-name="T29">D</text:span><text:span text:style-name="T28">ans cet exercice, tous les résultats seront donnés à 10</text:span><text:span text:style-name="T39">-4</text:span><text:span text:style-name="T41"> près.</text:span></text:p>
      <text:p text:style-name="P13"><text:span text:style-name="T41">Une entreprise produit des batteries de téléphone portable. On s’intéresse à la durée de décharge des batteries. On note</text:span><text:span text:style-name="T41"><draw:frame draw:style-name="fr2" draw:name="Object30" text:anchor-type="as-char" svg:y="-0.377cm" svg:width="0.494cm" svg:height="0.467cm" draw:z-index="23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41">la variable aléatoire qui à tout échantillon de 100 batteries associe la moyenne des durées de décharge.</text:span></text:p>
      <text:p text:style-name="P13"><text:span text:style-name="T42">On admet que </text:span><text:span text:style-name="T41">la variable aléatoire</text:span><text:span text:style-name="T41"><draw:frame draw:style-name="fr2" draw:name="Object31" text:anchor-type="as-char" svg:y="-0.377cm" svg:width="0.494cm" svg:height="0.467cm" draw:z-index="24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42">suit la loi normale de paramètre</text:span><text:span text:style-name="T42"><draw:frame draw:style-name="fr2" draw:name="Object32" text:anchor-type="as-char" svg:y="-0.377cm" svg:width="1.302cm" svg:height="0.467cm" draw:z-index="26"><draw:object xlink:href="./Object 32" xlink:type="simple" xlink:show="embed" xlink:actuate="onLoad"/><draw:image xlink:href="./ObjectReplacements/Object 32" xlink:type="simple" xlink:show="embed" xlink:actuate="onLoad"/></draw:frame></text:span><text:span text:style-name="T42">et</text:span><text:span text:style-name="T42"><draw:frame draw:style-name="fr2" draw:name="Object33" text:anchor-type="as-char" svg:y="-0.377cm" svg:width="1.383cm" svg:height="0.467cm" draw:z-index="27"><draw:object xlink:href="./Object 33" xlink:type="simple" xlink:show="embed" xlink:actuate="onLoad"/><draw:image xlink:href="./ObjectReplacements/Object 33" xlink:type="simple" xlink:show="embed" xlink:actuate="onLoad"/></draw:frame></text:span><text:span text:style-name="T42">.</text:span></text:p>
      <text:p text:style-name="P32"/>
      <text:list xml:id="list1708838365" text:style-name="L5">
        <text:list-item>
          <text:p text:style-name="P47"><text:span text:style-name="T41">Calculer la probabilité :</text:span><text:span text:style-name="T41"><draw:frame draw:style-name="fr2" draw:name="Object34" text:anchor-type="as-char" svg:y="-0.386cm" svg:width="2.697cm" svg:height="0.508cm" draw:z-index="28"><draw:object xlink:href="./Object 34" xlink:type="simple" xlink:show="embed" xlink:actuate="onLoad"/><draw:image xlink:href="./ObjectReplacements/Object 34" xlink:type="simple" xlink:show="embed" xlink:actuate="onLoad"/></draw:frame></text:span><text:span text:style-name="T41">.</text:span></text:p>
        </text:list-item>
        <text:list-item>
          <text:p text:style-name="P47"><text:span text:style-name="T41">Déterminer le réel</text:span><text:span text:style-name="T41"><draw:frame draw:style-name="fr2" draw:name="Object35" text:anchor-type="as-char" svg:y="-0.377cm" svg:width="0.427cm" svg:height="0.467cm" draw:z-index="29"><draw:object xlink:href="./Object 35" xlink:type="simple" xlink:show="embed" xlink:actuate="onLoad"/><draw:image xlink:href="./ObjectReplacements/Object 35" xlink:type="simple" xlink:show="embed" xlink:actuate="onLoad"/></draw:frame></text:span><text:span text:style-name="T41">tel que :</text:span><text:span text:style-name="T41"><draw:frame draw:style-name="fr2" draw:name="Object36" text:anchor-type="as-char" svg:y="-0.386cm" svg:width="2.805cm" svg:height="0.508cm" draw:z-index="30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41">.</text:span></text:p>
          <text:p text:style-name="P47"><text:span text:style-name="T41">On donnera la valeur décimale approchée à 10</text:span><text:span text:style-name="T39">-2</text:span><text:span text:style-name="T41"> près par défaut de</text:span><text:span text:style-name="T41"><draw:frame draw:style-name="fr2" draw:name="Object37" text:anchor-type="as-char" svg:y="-0.377cm" svg:width="0.427cm" svg:height="0.467cm" draw:z-index="31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41">.</text:span></text:p>
        </text:list-item>
        <text:list-item>
          <text:p text:style-name="P47"><text:span text:style-name="T41">Calculer la probabilité de l’évènement : </text:span><text:span text:style-name="T44">«</text:span><text:span text:style-name="T44"><draw:frame draw:style-name="fr2" draw:name="Object38" text:anchor-type="as-char" svg:y="-0.386cm" svg:width="1.602cm" svg:height="0.508cm" draw:z-index="32"><draw:object xlink:href="./Object 38" xlink:type="simple" xlink:show="embed" xlink:actuate="onLoad"/><draw:image xlink:href="./ObjectReplacements/Object 38" xlink:type="simple" xlink:show="embed" xlink:actuate="onLoad"/></draw:frame></text:span><text:span text:style-name="T43">sachant que</text:span><text:span text:style-name="T43"><draw:frame draw:style-name="fr2" draw:name="Object39" text:anchor-type="as-char" svg:y="-0.386cm" svg:width="2.134cm" svg:height="0.508cm" draw:z-index="33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44">».</text:span><text:span text:style-name="T41"> </text:span></text:p>
        </text:list-item>
      </text:list>
      <text:p text:style-name="P34"/>
      <text:p text:style-name="P34"/>
      <text:p text:style-name="P14"><text:span text:style-name="T46">EXERCICE 4</text:span><text:span text:style-name="T45"> </text:span><text:span text:style-name="T47">(4 points/20)</text:span></text:p>
      <text:p text:style-name="P35"/>
      <text:p text:style-name="P15"><text:span text:style-name="T48">La durée de vie d’un ordinateur </text:span><text:span text:style-name="T49">(c’est-à-dire la durée de fonctionnement avant la première panne), est une variable aléatoire</text:span><text:span text:style-name="T49"><draw:frame draw:style-name="fr2" draw:name="Object12" text:anchor-type="as-char" svg:y="-0.377cm" svg:width="0.527cm" svg:height="0.467cm" draw:z-index="34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49">qui suit une loi exponentielle de paramètre</text:span><text:span text:style-name="T49"><draw:frame draw:style-name="fr2" draw:name="Object13" text:anchor-type="as-char" svg:y="-0.318cm" svg:width="0.462cm" svg:height="0.34cm" draw:z-index="35"><draw:object xlink:href="./Object 13" xlink:type="simple" xlink:show="embed" xlink:actuate="onLoad"/><draw:image xlink:href="./ObjectReplacements/Object 13" xlink:type="simple" xlink:show="embed" xlink:actuate="onLoad"/></draw:frame></text:span><text:span text:style-name="T49">avec</text:span><text:span text:style-name="T49"><draw:frame draw:style-name="fr2" draw:name="Object14" text:anchor-type="as-char" svg:y="-0.377cm" svg:width="0.975cm" svg:height="0.467cm" draw:z-index="36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49">.</text:span></text:p>
      <text:p text:style-name="P33"/>
      <text:list xml:id="list2967707906" text:style-name="L6">
        <text:list-item>
          <text:p text:style-name="P48"><text:span text:style-name="T48">Déterminer</text:span><text:span text:style-name="T48"><draw:frame draw:style-name="fr2" draw:name="Object15" text:anchor-type="as-char" svg:y="-0.318cm" svg:width="0.462cm" svg:height="0.34cm" draw:z-index="37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48">sachant que</text:span><text:span text:style-name="T48"><draw:frame draw:style-name="fr2" draw:name="Object16" text:anchor-type="as-char" svg:y="-0.386cm" svg:width="2.54cm" svg:height="0.508cm" draw:z-index="38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48">.</text:span></text:p>
        </text:list-item>
        <text:list-item>
          <text:p text:style-name="P48"><text:span text:style-name="T48">Dans cette question, on prendra</text:span><text:span text:style-name="T48"><draw:frame draw:style-name="fr2" draw:name="Object40" text:anchor-type="as-char" svg:y="-0.377cm" svg:width="1.566cm" svg:height="0.467cm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48">.</text:span></text:p>
          <text:p text:style-name="P48"><text:span text:style-name="T48">Sachant qu’un ordinateur n’a pas eu de pannes au cours des 3 premières années, quelle est, à 10</text:span><text:span text:style-name="T40">-3</text:span><text:span text:style-name="T48"> près, la probabilité qu’il ait une durée de vie supérieure à 5 ans ?</text:span></text:p>
        </text:list-item>
        <text:list-item>
          <text:p text:style-name="P48"><text:span text:style-name="T48">Dans cette question on admet que la durée de vie d’un ordinateur est indépendante de celle des autres et que</text:span><text:span text:style-name="T48"><draw:frame draw:style-name="fr2" draw:name="Object41" text:anchor-type="as-char" svg:y="-0.386cm" svg:width="2.54cm" svg:height="0.508cm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48">.</text:span></text:p>
          <text:p text:style-name="P58">On considère un lot de 10 ordinateurs. </text:p>
          <text:p text:style-name="P57"><text:span text:style-name="T54">a. </text:span><text:span text:style-name="T51">Quelle est la probabilité que, dans ce lot, l’un au moins des ordinateurs ait une durée de vie supérieure à 5 ans ? On donnera une valeur arrondie au millième de cette probabilité.</text:span></text:p>
          <text:p text:style-name="P59"><text:span text:style-name="T54">b. </text:span><text:span text:style-name="T50">Quel nombre minimal d’ordinateurs doit-on choisir pour que la probabilité de l’évènement </text:span><text:span text:style-name="T53">« </text:span><text:span text:style-name="T52">l’un au moins d’entre eux a une durée de vie supérieure à 5 ans</text:span><text:span text:style-name="T53"> » </text:span><text:span text:style-name="T52">soit supérieure à 0,999 ?</text:span><text:span text:style-name="T50">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/>
    <style:style style:name="WW8Num1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Calibri" fo:font-size="1pt" style:font-name-asian="Calibri" style:font-name-complex="Calibri"/>
    </style:style>
    <style:style style:name="MP4" style:family="paragraph" style:parent-style-name="Foot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MT1" style:family="text">
      <style:text-properties fo:language="none" fo:country="none" style:language-asian="none" style:country-asian="none"/>
    </style:style>
    <style:style style:name="MT2" style:family="text">
      <style:text-properties style:font-name="Calibri" fo:font-size="1pt" style:font-name-asian="Calibri" style:font-name-complex="Calibri"/>
    </style:style>
    <style:style style:name="MT3" style:family="text">
      <style:text-properties fo:font-weight="bold" style:font-weight-asian="bold"/>
    </style:style>
    <style:style style:name="MT4" style:family="text">
      <style:text-properties fo:font-weight="bold" officeooo:rsid="001067da" style:font-weight-asian="bold"/>
    </style:style>
    <style:style style:name="MT5" style:family="text">
      <style:text-properties fo:font-weight="bold" officeooo:rsid="0035b159" style:font-weight-asian="bold"/>
    </style:style>
    <style:style style:name="MT6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auto-grow-width="false" draw:fit-to-size="false" style:shrink-to-fit="false" fo:min-height="2.842cm" fo:min-width="17.55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50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age 1" text:anchor-type="as-char" svg:width="5.704cm" svg:height="1.826cm" draw:z-index="1"><draw:image xlink:href="Pictures/100000000000017700000071E36441DA44FAE149.jpg" xlink:type="simple" xlink:show="embed" xlink:actuate="onLoad" loext:mime-type="image/jpeg"/></draw:frame></text:span><draw:custom-shape text:anchor-type="char" draw:z-index="18" draw:name="PowerPlusWaterMarkObject266635865" draw:style-name="Mgr1" draw:text-style-name="MP3" svg:width="18.439cm" svg:height="3.299cm" draw:transform="rotate (0.785398163397448) translate (0.814916666666667cm 17.24925cm)"><text:p text:style-name="MP2"><text:span text:style-name="MT2">ISO Marseille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1"><text:s text:c="4"/></text:span><text:tab/><text:span text:style-name="MT3">Classe : </text:span><text:span text:style-name="MT4">TS2</text:span></text:p>
        <text:p text:style-name="MP1"><text:span text:style-name="MT3"><text:tab/>Date : </text:span><text:span text:style-name="MT5">Février </text:span><text:span text:style-name="MT4">2020</text:span></text:p>
      </style:header>
      <style:footer>
        <text:p text:style-name="MP4"><text:tab/><text:tab/><text:span text:style-name="Page_20_Number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ST (N° si vous le désirez) Matière</dc:title>
    <dc:subject/>
    <meta:keyword/>
    <dc:description/>
    <meta:initial-creator>mhappe</meta:initial-creator>
    <meta:creation-date>2007-08-27T17:41:00</meta:creation-date>
    <dc:date>2020-01-26T17:56:24.965402011</dc:date>
    <meta:print-date>2013-10-04T16:12:00</meta:print-date>
    <meta:editing-cycles>42</meta:editing-cycles>
    <meta:editing-duration>PT3H29M36S</meta:editing-duration>
    <meta:generator>LibreOffice/6.0.7.3$Linux_X86_64 LibreOffice_project/00m0$Build-3</meta:generator>
    <meta:document-statistic meta:table-count="0" meta:image-count="1" meta:object-count="41" meta:page-count="2" meta:paragraph-count="62" meta:word-count="753" meta:character-count="4512" meta:non-whitespace-character-count="3817"/>
  </office:meta>
</office:document-meta>
</file>

<file path=Object 1/content.xml><?xml version="1.0" encoding="utf-8"?>
<math xmlns="http://www.w3.org/1998/Math/MathML" display="block">
  <semantics>
    <mrow>
      <mi>θ</mi>
      <mrow>
        <mo fence="true" stretchy="false">(</mo>
        <mrow>
          <mi>t</mi>
        </mrow>
        <mo fence="true" stretchy="false">)</mo>
      </mrow>
    </mrow>
    <annotation encoding="StarMath 5.0">%theta( t ) </annotation>
  </semantics>
</math>
</file>

<file path=Object 10/content.xml><?xml version="1.0" encoding="utf-8"?>
<math xmlns="http://www.w3.org/1998/Math/MathML" display="block">
  <semantics>
    <mrow>
      <mi>θ</mi>
      <mrow>
        <mo fence="true" stretchy="false">(</mo>
        <mrow>
          <mn>0</mn>
        </mrow>
        <mo fence="true" stretchy="false">)</mo>
      </mrow>
    </mrow>
    <annotation encoding="StarMath 5.0">%theta( 0 ) </annotation>
  </semantics>
</math>
</file>

<file path=Object 11/content.xml><?xml version="1.0" encoding="utf-8"?>
<math xmlns="http://www.w3.org/1998/Math/MathML" display="block">
  <semantics>
    <mi>θ</mi>
    <annotation encoding="StarMath 5.0">%theta</annotation>
  </semantics>
</math>
</file>

<file path=Object 12/content.xml><?xml version="1.0" encoding="utf-8"?>
<math xmlns="http://www.w3.org/1998/Math/MathML" display="block">
  <semantics>
    <mi>X</mi>
    <annotation encoding="StarMath 5.0">X</annotation>
  </semantics>
</math>
</file>

<file path=Object 13/content.xml><?xml version="1.0" encoding="utf-8"?>
<math xmlns="http://www.w3.org/1998/Math/MathML" display="block">
  <semantics>
    <mi>λ</mi>
    <annotation encoding="StarMath 5.0">%lambda </annotation>
  </semantics>
</math>
</file>

<file path=Object 14/content.xml><?xml version="1.0" encoding="utf-8"?>
<math xmlns="http://www.w3.org/1998/Math/MathML" display="block">
  <semantics>
    <mrow>
      <mi>λ</mi>
      <mo stretchy="false">&gt;</mo>
      <mn>0</mn>
    </mrow>
    <annotation encoding="StarMath 5.0">%lambda &gt;0</annotation>
  </semantics>
</math>
</file>

<file path=Object 15/content.xml><?xml version="1.0" encoding="utf-8"?>
<math xmlns="http://www.w3.org/1998/Math/MathML" display="block">
  <semantics>
    <mi>λ</mi>
    <annotation encoding="StarMath 5.0">%lambda </annotation>
  </semantics>
</math>
</file>

<file path=Object 1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&gt;</mo>
              <mn>5</mn>
            </mrow>
          </mrow>
          <mo fence="true" stretchy="false">)</mo>
        </mrow>
        <mo stretchy="false">=</mo>
        <mn>0,4</mn>
      </mrow>
    </mrow>
    <annotation encoding="StarMath 5.0">p( X &gt; 5 ) = 0,4</annotation>
  </semantics>
</math>
</file>

<file path=Object 17/content.xml><?xml version="1.0" encoding="utf-8"?>
<math xmlns="http://www.w3.org/1998/Math/MathML" display="block">
  <semantics>
    <mrow>
      <mi>P</mi>
      <mrow>
        <mo fence="true" stretchy="false">(</mo>
        <mrow>
          <mi>A</mi>
        </mrow>
        <mo fence="true" stretchy="false">)</mo>
      </mrow>
    </mrow>
    <annotation encoding="StarMath 5.0">P( A )</annotation>
  </semantics>
</math>
</file>

<file path=Object 18/content.xml><?xml version="1.0" encoding="utf-8"?>
<math xmlns="http://www.w3.org/1998/Math/MathML" display="block">
  <semantics>
    <mrow>
      <mi>P</mi>
      <mrow>
        <mo fence="true" stretchy="false">(</mo>
        <mrow>
          <mi>B</mi>
        </mrow>
        <mo fence="true" stretchy="false">)</mo>
      </mrow>
    </mrow>
    <annotation encoding="StarMath 5.0">P( B )</annotation>
  </semantics>
</math>
</file>

<file path=Object 19/content.xml><?xml version="1.0" encoding="utf-8"?>
<math xmlns="http://www.w3.org/1998/Math/MathML" display="block">
  <semantics>
    <mrow>
      <msub>
        <mi>P</mi>
        <mi>A</mi>
      </msub>
      <mrow>
        <mo fence="true" stretchy="false">(</mo>
        <mrow>
          <mi>D</mi>
        </mrow>
        <mo fence="true" stretchy="false">)</mo>
      </mrow>
    </mrow>
    <annotation encoding="StarMath 5.0">P_A( D )</annotation>
  </semantics>
</math>
</file>

<file path=Object 2/content.xml><?xml version="1.0" encoding="utf-8"?>
<math xmlns="http://www.w3.org/1998/Math/MathML" display="block">
  <semantics>
    <mi>θ</mi>
    <annotation encoding="StarMath 5.0">%theta</annotation>
  </semantics>
</math>
</file>

<file path=Object 20/content.xml><?xml version="1.0" encoding="utf-8"?>
<math xmlns="http://www.w3.org/1998/Math/MathML" display="block">
  <semantics>
    <mrow>
      <msub>
        <mi>P</mi>
        <mi>B</mi>
      </msub>
      <mrow>
        <mo fence="true" stretchy="false">(</mo>
        <mrow>
          <mi>D</mi>
        </mrow>
        <mo fence="true" stretchy="false">)</mo>
      </mrow>
    </mrow>
    <annotation encoding="StarMath 5.0">P_B( D )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2/content.xml><?xml version="1.0" encoding="utf-8"?>
<math xmlns="http://www.w3.org/1998/Math/MathML" display="block">
  <semantics>
    <mi>A</mi>
    <annotation encoding="StarMath 5.0">A</annotation>
  </semantics>
</math>
</file>

<file path=Object 23/content.xml><?xml version="1.0" encoding="utf-8"?>
<math xmlns="http://www.w3.org/1998/Math/MathML" display="block">
  <semantics>
    <mi>B</mi>
    <annotation encoding="StarMath 5.0">B</annotation>
  </semantics>
</math>
</file>

<file path=Object 24/content.xml><?xml version="1.0" encoding="utf-8"?>
<math xmlns="http://www.w3.org/1998/Math/MathML" display="block">
  <semantics>
    <mi>D</mi>
    <annotation encoding="StarMath 5.0">D</annotation>
  </semantics>
</math>
</file>

<file path=Object 25/content.xml><?xml version="1.0" encoding="utf-8"?>
<math xmlns="http://www.w3.org/1998/Math/MathML" display="block">
  <semantics>
    <mi>X</mi>
    <annotation encoding="StarMath 5.0">X</annotation>
  </semantics>
</math>
</file>

<file path=Object 26/content.xml><?xml version="1.0" encoding="utf-8"?>
<math xmlns="http://www.w3.org/1998/Math/MathML" display="block">
  <semantics>
    <mi>X</mi>
    <annotation encoding="StarMath 5.0">X</annotation>
  </semantics>
</math>
</file>

<file path=Object 27/content.xml><?xml version="1.0" encoding="utf-8"?>
<math xmlns="http://www.w3.org/1998/Math/MathML" display="block">
  <semantics>
    <mi>X</mi>
    <annotation encoding="StarMath 5.0">X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9/content.xml><?xml version="1.0" encoding="utf-8"?>
<math xmlns="http://www.w3.org/1998/Math/MathML" display="block">
  <semantics>
    <mi>Y</mi>
    <annotation encoding="StarMath 5.0">Y</annotation>
  </semantics>
</math>
</file>

<file path=Object 3/content.xml><?xml version="1.0" encoding="utf-8"?>
<math xmlns="http://www.w3.org/1998/Math/MathML" display="block">
  <semantics>
    <mrow>
      <mi>y</mi>
      <mi>'</mi>
      <mrow>
        <mrow>
          <mo fence="true" stretchy="false">(</mo>
          <mrow>
            <mi>t</mi>
          </mrow>
          <mo fence="true" stretchy="false">)</mo>
        </mrow>
        <mo stretchy="false">+</mo>
        <mn>0,042</mn>
      </mrow>
      <mi>y</mi>
      <mrow>
        <mrow>
          <mo fence="true" stretchy="false">(</mo>
          <mrow>
            <mi>t</mi>
          </mrow>
          <mo fence="true" stretchy="false">)</mo>
        </mrow>
        <mo stretchy="false">=</mo>
        <mn>0,798</mn>
      </mrow>
    </mrow>
    <annotation encoding="StarMath 5.0">y'( t ) + 0,042 y( t ) = 0,798</annotation>
  </semantics>
</math>
</file>

<file path=Object 30/content.xml><?xml version="1.0" encoding="utf-8"?>
<math xmlns="http://www.w3.org/1998/Math/MathML" display="block">
  <semantics>
    <mi>Y</mi>
    <annotation encoding="StarMath 5.0">Y</annotation>
  </semantics>
</math>
</file>

<file path=Object 31/content.xml><?xml version="1.0" encoding="utf-8"?>
<math xmlns="http://www.w3.org/1998/Math/MathML" display="block">
  <semantics>
    <mi>Y</mi>
    <annotation encoding="StarMath 5.0">Y</annotation>
  </semantics>
</math>
</file>

<file path=Object 32/content.xml><?xml version="1.0" encoding="utf-8"?>
<math xmlns="http://www.w3.org/1998/Math/MathML" display="block">
  <semantics>
    <mrow>
      <mi>m</mi>
      <mo stretchy="false">=</mo>
      <mn>80</mn>
    </mrow>
    <annotation encoding="StarMath 5.0">m=80</annotation>
  </semantics>
</math>
</file>

<file path=Object 33/content.xml><?xml version="1.0" encoding="utf-8"?>
<math xmlns="http://www.w3.org/1998/Math/MathML" display="block">
  <semantics>
    <mrow>
      <mi>σ</mi>
      <mo stretchy="false">=</mo>
      <mn>0,4</mn>
    </mrow>
    <annotation encoding="StarMath 5.0">%sigma = 0,4</annotation>
  </semantics>
</math>
</file>

<file path=Object 34/content.xml><?xml version="1.0" encoding="utf-8"?>
<math xmlns="http://www.w3.org/1998/Math/MathML" display="block">
  <semantics>
    <mrow>
      <mi>P</mi>
      <mrow>
        <mo fence="true" stretchy="false">(</mo>
        <mrow>
          <mrow>
            <mn>79</mn>
            <mo stretchy="false">≤</mo>
            <mi>Y</mi>
            <mo stretchy="false">≤</mo>
            <mn>81</mn>
          </mrow>
        </mrow>
        <mo fence="true" stretchy="false">)</mo>
      </mrow>
    </mrow>
    <annotation encoding="StarMath 5.0">P( 79 &lt;= Y &lt;= 81 )</annotation>
  </semantics>
</math>
</file>

<file path=Object 35/content.xml><?xml version="1.0" encoding="utf-8"?>
<math xmlns="http://www.w3.org/1998/Math/MathML" display="block">
  <semantics>
    <mi>a</mi>
    <annotation encoding="StarMath 5.0">a</annotation>
  </semantics>
</math>
</file>

<file path=Object 3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Y</mi>
              <mo stretchy="false">≥</mo>
              <mi>a</mi>
            </mrow>
          </mrow>
          <mo fence="true" stretchy="false">)</mo>
        </mrow>
        <mo stretchy="false">=</mo>
        <mn>0,95</mn>
      </mrow>
    </mrow>
    <annotation encoding="StarMath 5.0">P( Y &gt;= a ) = 0,95</annotation>
  </semantics>
</math>
</file>

<file path=Object 37/content.xml><?xml version="1.0" encoding="utf-8"?>
<math xmlns="http://www.w3.org/1998/Math/MathML" display="block">
  <semantics>
    <mi>a</mi>
    <annotation encoding="StarMath 5.0">a</annotation>
  </semantics>
</math>
</file>

<file path=Object 38/content.xml><?xml version="1.0" encoding="utf-8"?>
<math xmlns="http://www.w3.org/1998/Math/MathML" display="block">
  <semantics>
    <mrow>
      <mo fence="true" stretchy="false">(</mo>
      <mrow>
        <mrow>
          <mi>Y</mi>
          <mo stretchy="false">≥</mo>
          <mn>80</mn>
        </mrow>
      </mrow>
      <mo fence="true" stretchy="false">)</mo>
    </mrow>
    <annotation encoding="StarMath 5.0">( Y&gt;=80 )</annotation>
  </semantics>
</math>
</file>

<file path=Object 39/content.xml><?xml version="1.0" encoding="utf-8"?>
<math xmlns="http://www.w3.org/1998/Math/MathML" display="block">
  <semantics>
    <mrow>
      <mo fence="true" stretchy="false">(</mo>
      <mrow>
        <mrow>
          <mi>Y</mi>
          <mo stretchy="false">≥</mo>
          <mn>79,34</mn>
        </mrow>
      </mrow>
      <mo fence="true" stretchy="false">)</mo>
    </mrow>
    <annotation encoding="StarMath 5.0">( Y&gt;=79,34 )</annotation>
  </semantics>
</math>
</file>

<file path=Object 4/content.xml><?xml version="1.0" encoding="utf-8"?>
<math xmlns="http://www.w3.org/1998/Math/MathML" display="block">
  <semantics>
    <mi>y</mi>
    <annotation encoding="StarMath 5.0">y</annotation>
  </semantics>
</math>
</file>

<file path=Object 40/content.xml><?xml version="1.0" encoding="utf-8"?>
<math xmlns="http://www.w3.org/1998/Math/MathML" display="block">
  <semantics>
    <mrow>
      <mi>λ</mi>
      <mo stretchy="false">=</mo>
      <mn>0,18</mn>
    </mrow>
    <annotation encoding="StarMath 5.0">%lambda = 0,18</annotation>
  </semantics>
</math>
</file>

<file path=Object 4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&gt;</mo>
              <mn>5</mn>
            </mrow>
          </mrow>
          <mo fence="true" stretchy="false">)</mo>
        </mrow>
        <mo stretchy="false">=</mo>
        <mn>0,4</mn>
      </mrow>
    </mrow>
    <annotation encoding="StarMath 5.0">p( X &gt; 5 ) = 0,4</annotation>
  </semantics>
</math>
</file>

<file path=Object 5/content.xml><?xml version="1.0" encoding="utf-8"?>
<math xmlns="http://www.w3.org/1998/Math/MathML" display="block">
  <semantics>
    <mrow>
      <mo stretchy="false">[</mo>
      <mn>0</mn>
      <mrow>
        <mi>;</mi>
        <mo stretchy="false">+</mo>
        <mi mathvariant="normal">∞</mi>
      </mrow>
      <mo stretchy="false">[</mo>
    </mrow>
    <annotation encoding="StarMath 5.0">\[0;+Infinity\[  </annotation>
  </semantics>
</math>
</file>

<file path=Object 6/content.xml><?xml version="1.0" encoding="utf-8"?>
<math xmlns="http://www.w3.org/1998/Math/MathML" display="block">
  <semantics>
    <mrow>
      <mo stretchy="false">[</mo>
      <mn>0</mn>
      <mrow>
        <mi>;</mi>
        <mo stretchy="false">+</mo>
        <mi mathvariant="normal">∞</mi>
      </mrow>
      <mo stretchy="false">[</mo>
    </mrow>
    <annotation encoding="StarMath 5.0">\[0;+Infinity\[  </annotation>
  </semantics>
</math>
</file>

<file path=Object 7/content.xml><?xml version="1.0" encoding="utf-8"?>
<math xmlns="http://www.w3.org/1998/Math/MathML" display="block">
  <semantics>
    <mrow>
      <mi>y</mi>
      <mi>'</mi>
      <mrow>
        <mrow>
          <mo fence="true" stretchy="false">(</mo>
          <mrow>
            <mi>t</mi>
          </mrow>
          <mo fence="true" stretchy="false">)</mo>
        </mrow>
        <mo stretchy="false">+</mo>
        <mn>0,042</mn>
      </mrow>
      <mi>y</mi>
      <mrow>
        <mrow>
          <mo fence="true" stretchy="false">(</mo>
          <mrow>
            <mi>t</mi>
          </mrow>
          <mo fence="true" stretchy="false">)</mo>
        </mrow>
        <mo stretchy="false">=</mo>
        <mn>0</mn>
      </mrow>
    </mrow>
    <annotation encoding="StarMath 5.0">y'( t ) + 0,042 y( t ) = 0</annotation>
  </semantics>
</math>
</file>

<file path=Object 8/content.xml><?xml version="1.0" encoding="utf-8"?>
<math xmlns="http://www.w3.org/1998/Math/MathML" display="block">
  <semantics>
    <mrow>
      <mi>g</mi>
      <mrow>
        <mrow>
          <mo fence="true" stretchy="false">(</mo>
          <mrow>
            <mi>t</mi>
          </mrow>
          <mo fence="true" stretchy="false">)</mo>
        </mrow>
        <mo stretchy="false">=</mo>
        <mi>a</mi>
      </mrow>
    </mrow>
    <annotation encoding="StarMath 5.0">g( t ) = a</annotation>
  </semantics>
</math>
</file>

<file path=Object 9/content.xml><?xml version="1.0" encoding="utf-8"?>
<math xmlns="http://www.w3.org/1998/Math/MathML" display="block">
  <semantics>
    <mi>a</mi>
    <annotation encoding="StarMath 5.0">a</annotation>
  </semantics>
</math>
</file>